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547c3" officeooo:paragraph-rsid="001547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e la primera experiencia que realmente se manifestó como un reto tanto como código a la hora de poder guardar correctamente la sentencia y todos los posibles fallos del usuario, como también en el momento de montar el circuito, ya que tener tantos cables dificultaban el correcto vistazo para saber si todo estaba en orden. El trabajo en grupo fue clave en este proyecto, ya que mi compañera organizo las tareas para un mejor trabajo. Ella encargada del código, yo del armado del circuito y apoyo en el funcionamiento de cada objeto por separado, ademas de revisar y comprobar ava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21:23:56.719000000</meta:creation-date>
    <dc:date>2024-12-23T22:06:05.165000000</dc:date>
    <meta:editing-duration>PT31M29S</meta:editing-duration>
    <meta:editing-cycles>1</meta:editing-cycles>
    <meta:document-statistic meta:table-count="0" meta:image-count="0" meta:object-count="0" meta:page-count="1" meta:paragraph-count="1" meta:word-count="100" meta:character-count="587" meta:non-whitespace-character-count="488"/>
    <meta:generator>LibreOffice/24.8.3.2$Windows_X86_64 LibreOffice_project/48a6bac9e7e268aeb4c3483fcf825c94556d9f92</meta:generator>
  </office:meta>
</office:document-meta>
</file>